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p combustion de la paraffine</text:p>
      <text:p text:style-name="P1"/>
      <text:p text:style-name="P1">Réactifs ---&gt; Produit(s)</text:p>
      <text:p text:style-name="P1"/>
      <text:p text:style-name="P1">Combustible + comburant ---&gt; Produit (s)</text:p>
      <text:p text:style-name="P1"/>
      <text:p text:style-name="P1">Paraffine + O2 ---&gt; ?</text:p>
      <text:p text:style-name="P1"/>
      <text:p text:style-name="P1"/>
      <text:p text:style-name="P1"/>
      <text:p text:style-name="P1">On récupère les gaz de combustion (les produits) de la paraffine dans un tube à essai.</text:p>
      <text:p text:style-name="P1"/>
      <text:p text:style-name="P1">On observe sur les parois froids du tube un dépôt de suie constituè de Carbone pas le C est un produit.</text:p>
      <text:p text:style-name="P1"/>
      <text:p text:style-name="P1">La flamme est jaune, il y a du Carbone : C'est une combution incomplète</text:p>
      <text:p text:style-name="P1"/>
      <text:p text:style-name="P1">On observe de la buée.</text:p>
      <text:p text:style-name="P1">Le Sulfate et Cuivre anhydre bleuit au contact de cette buée : Dans l'eau</text:p>
      <text:p text:style-name="P1">H2O est presente dans les produits.</text:p>
      <text:p text:style-name="P1"/>
      <text:p text:style-name="P1">Au contact de l'eau de chaux des gaz de combustions, celle-ci se trouble.</text:p>
      <text:p text:style-name="P1">Dans les produitscontiennent du CO2</text:p>
      <text:p text:style-name="P1"/>
      <text:p text:style-name="P1">Le Test à la flamme du dihydroène est négatif. Done soit il n'y a pas de H2</text:p>
      <text:p text:style-name="P1">soit en trop faible qté <text:s/>on ne le détecte pas. H2 est peut être présent.</text:p>
      <text:p text:style-name="P1"/>
      <text:p text:style-name="P1">La présance de CO n'est pas détectable mais lors d'une combution</text:p>
      <text:p text:style-name="P1">incomplète il y a production de CO</text:p>
      <text:p text:style-name="P1"/>
      <text:p text:style-name="P1">La paraffin est un corps hydrogèno carboné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53S</meta:editing-duration>
    <meta:editing-cycles>17</meta:editing-cycles>
    <meta:generator>OpenOffice/4.1.7$Win32 OpenOffice.org_project/417m1$Build-9800</meta:generator>
    <dc:date>2021-02-05T16:24:12.04</dc:date>
    <meta:document-statistic meta:table-count="0" meta:image-count="0" meta:object-count="0" meta:page-count="1" meta:paragraph-count="17" meta:word-count="173" meta:character-count="900"/>
    <meta:user-defined meta:name="Info 1"/>
    <meta:user-defined meta:name="Info 2"/>
    <meta:user-defined meta:name="Info 3"/>
    <meta:user-defined meta:name="Info 4"/>
  </office:meta>
</office:document-meta>
</file>